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D206E8B1A8FA4C3F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1" svg:font-family="'Linux Libertin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Hoon SCHOOL LIVE <text:s/>@ <text:s/>LESSON 7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the Standard Library</text:span></text:p>
          </draw:text-box>
        </draw:frame>
        <draw:frame draw:style-name="gr3" draw:text-style-name="P3" draw:layer="layout" svg:width="8.392cm" svg:height="11.833cm" svg:x="9.915cm" svg:y="0.97cm">
          <draw:image xlink:href="Pictures/1000000100000200000002D206E8B1A8FA4C3FF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1" svg:font-family="'Linux Libertin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21T08:21:27.214283002</dc:date>
    <meta:editing-duration>PT7H53M47S</meta:editing-duration>
    <meta:editing-cycles>223</meta:editing-cycles>
    <meta:generator>LibreOffice/7.2.7.2$Linux_X86_64 LibreOffice_project/20$Build-2</meta:generator>
    <meta:document-statistic meta:object-count="26"/>
  </office:meta>
</office:document-meta>
</file>